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OME PROBLEMS</text:p>
      <text:p text:style-name="Standard"/>
      <text:p text:style-name="Standard">Years ago, most computer input was in the form of punched cards. For alphanumeric data, both cards and magnetic tape used a six-bit character set. This limited the character set to 64 codes. Because they had to include letters, digits, punctuation characters and function codes such as tab and carriage return, only upper-case letters were included. Nowadays, most computer data is in the ASCII 8-bit code and both upper and lower case letters are allowed. </text:p>
      <text:p text:style-name="Standard"/>
      <text:p text:style-name="Standard">In most sorting jobs, the input is in both cases. For example, the sorting for a dictionary. When the sorting is done, the key comparisons should treat the characters as they are all in one case. A trick can be used to cause this to happen.</text:p>
      <text:p text:style-name="Standard"/>
      <text:p text:style-name="Standard">If we represent the key word “Smith” in ASCII in two 32-bit computer words, with three blanks following the letter “h”, the bit pattern is as shown on the top line of the next illustration. </text:p>
      <text:p text:style-name="Standard"><text:s text:c="3"/></text:p>
      <text:p text:style-name="Standard"><text:s text:c="32"/>S <text:s text:c="12"/>m <text:s text:c="13"/>i <text:s text:c="14"/>t <text:s text:c="17"/>h <text:s text:c="11"/>blank <text:s text:c="6"/>blank <text:s text:c="8"/>blank <text:s/></text:p>
      <text:p text:style-name="Standard">Smith <text:s text:c="2"/>words <text:s/>01010011 01101101 <text:s/>01101001 <text:s text:c="2"/>01110100 <text:s/>01101000 00100000 00100000 00100000 </text:p>
      <text:p text:style-name="Standard">mask <text:s text:c="15"/>00100000 00100000 <text:s/>00100000 <text:s/>00100000 <text:s/>00100000 00100000 00100000 00100000 </text:p>
      <text:p text:style-name="Standard">SMITH words 01010011 01001101 01001001 01010100 <text:s/>01001000 00100000 00100000 00100000 <text:s text:c="5"/></text:p>
      <text:p text:style-name="Standard"><text:s/></text:p>
      <text:p text:style-name="Standard">Note that the ASCII lower and upper case letters each differ by the decimal value 32, which, in 8-bit binary, is 00100000. <text:s/>For that reason, during a sorting key compare, one can perform a computer OR operation on the Smith words with a “mask” as shown in the illustration; thus converting the key to all-upper-case SMITH. </text:p>
      <text:p text:style-name="Standard"/>
      <text:p text:style-name="Standard">The masking should only be done during the key comparison. The output of the sort should have both upper and lower case letters. </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16-09-25T17:36:35</meta:creation-date>
    <dc:date>2016-10-03T12:07:11</dc:date>
    <meta:editing-cycles>3</meta:editing-cycles>
    <meta:editing-duration>PT21M6S</meta:editing-duration>
    <meta:user-defined meta:name="Info 1"/>
    <meta:user-defined meta:name="Info 2"/>
    <meta:user-defined meta:name="Info 3"/>
    <meta:user-defined meta:name="Info 4"/>
    <meta:document-statistic meta:table-count="0" meta:image-count="0" meta:object-count="0" meta:page-count="1" meta:paragraph-count="12" meta:word-count="281" meta:character-count="1774"/>
  </office:meta>
</office:document-meta>
</file>